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6"/>
    <style:style style:name="P3" style:family="paragraph" style:parent-style-name="Standard" style:list-style-name="L8"/>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1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text:start-value="500">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xercice 1:</text:p>
      <text:p text:style-name="Standard"/>
      <text:list xml:id="list292460491" text:style-name="L1">
        <text:list-item>
          <text:p text:style-name="P1">Elle a lu trois fois Harry Potter.</text:p>
        </text:list-item>
        <text:list-item>
          <text:p text:style-name="P1">Ils sont tous partis après l'examen machine.</text:p>
        </text:list-item>
        <text:list-item>
          <text:p text:style-name="P1">Maman! J'ai raté l'avion!</text:p>
        </text:list-item>
        <text:list-item>
          <text:p text:style-name="P1">Ces fonctionnalités ne sont pas prévues dans le chaier des charges.</text:p>
        </text:list-item>
        <text:list-item>
          <text:p text:style-name="P1">Avez-vous perdu vos données? Oui, nous les avons perdues car elles n'étaient pas sauvegardées.</text:p>
        </text:list-item>
      </text:list>
      <text:p text:style-name="Standard"/>
      <text:p text:style-name="Standard">Exercice 2 &amp; 3:</text:p>
      <text:p text:style-name="Standard"/>
      <text:p text:style-name="Standard"><text:tab/>Monsieur,</text:p>
      <text:p text:style-name="Standard"/>
      <text:p text:style-name="Standard"><text:tab/>F) J'ai commandé le 31/02/2011 sur votre site un “Omelettotron 3000”, générateur automatique d'omelettes (commande n°42666)</text:p>
      <text:p text:style-name="Standard"><text:tab/>A) J'ai scrupuleusement suivi les instructions du manuel d'utilisateur livré avec cet appareil.</text:p>
      <text:p text:style-name="Standard"><text:tab/>E) L' “Omelettotron 3000” ne génère que des blancs en neige.</text:p>
      <text:p text:style-name="Standard"><text:tab/>C) Cet appareil défectueux ne m'est d'aucune utilité, vous en conviendrez.</text:p>
      <text:p text:style-name="Standard"><text:tab/>B) Je vous renvoie dans le colis ci-joint l' “Omelettotron” défectueux afin que vous procédiez à un échange comme le prévoit le contrat de garantie.</text:p>
      <text:p text:style-name="Standard"><text:tab/>D) Je ne doute pas que vous ferez le nécessaire pour procéder à cet échange dans les meilleurs délais.</text:p>
      <text:p text:style-name="Standard"/>
      <text:p text:style-name="Standard"><text:tab/>J'ai commandé le 31/02/2011 sur votre site un “Omelettotron 3000”, géné<text:tab/>rateur automatique d'omelettes (commande n° 42666). </text:p>
      <text:p text:style-name="Standard"><text:tab/>J'ai scrupuleusement suivi les instructions du manuel d'utilisateur livré avec cet appareil. Cependant, l' “Omelettotron 3000” ne génère que des blancs en neige. En somme, cet appareil défectueux ne m'est d'aucune utilité, vous en conviendrez.</text:p>
      <text:p text:style-name="Standard"><text:tab/>Par conséquent, je vous renvoie dans le colis ci-joint l' “Omelettotron” défectueux afin que vous procédiez à un échange comme le prévoit le contrat de garantie.</text:p>
      <text:p text:style-name="Standard"><text:tab/>Je ne doute pas que vous ferez le nécessaire pour procéder à cet échange dans les meilleurs délais.</text:p>
      <text:p text:style-name="Standard"/>
      <text:p text:style-name="Standard"/>
      <text:p text:style-name="Standard">Exercice 4:</text:p>
      <text:p text:style-name="Standard"/>
      <text:list xml:id="list1099461018" text:style-name="L8">
        <text:list-item>
          <text:list>
            <text:list-item>
              <text:list>
                <text:list-item>
                  <text:p text:style-name="P3">Puisque cette semaine la charge de travaille est considérable avec les 5 projets qui sont à rendre d'ici à Noël, je ne pourrai pas réaliser la modification demandée dans les temps. Par conséquent je demande un nouveau délai.</text:p>
                </text:list-item>
                <text:list-item>
                  <text:p text:style-name="P3">Je ne suis pas satisfait de cet ordinateur. En effet, il ne correspond pas au modèle que j'avais commandé. Donc je voudrais être remboursé.</text:p>
                </text:list-item>
                <text:list-item>
                  <text:p text:style-name="P3">Je n'aime pas travailler en équipe. De plus, la note du psychologue du 9 décembre affirme que je souffre actuellement de symptomes semblables à un mysanthrope et conseille que je devrais rester le plus loin possible des lieux publics. Je souhaite donc travailler seul sur ce projet.</text:p>
                </text:list-item>
                <text:list-item>
                  <text:p text:style-name="P3">Suite aux notes excellentes que j'ai obtenues en matière de biologie lors de mon Baccalauréat, j'ai décidé de poursuivre des études dans le secteur de la biologie. De plus je souhaite devenir médecin et un nouveau Hotpital est en construction dans votre région. C'est pourquoi, je sollicite le financement de cette formatio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2-12T16:54:54</meta:creation-date>
    <meta:document-statistic meta:table-count="0" meta:image-count="0" meta:object-count="0" meta:page-count="1" meta:paragraph-count="23" meta:word-count="419" meta:character-count="2538"/>
    <dc:date>2011-12-12T18:37:53</dc:date>
    <meta:editing-duration>PT35S</meta:editing-duration>
    <meta:editing-cycles>1</meta:editing-cycles>
    <meta:generator>OpenOffice.org/3.3$Unix OpenOffice.org_project/330m20$Build-9567</meta:generator>
  </office:meta>
</office:document-meta>
</file>